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14.359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6.993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7.88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93cm" fo:min-width="6.358cm"/>
    </style:style>
    <style:style style:name="gr6" style:family="graphic" style:parent-style-name="standard">
      <style:graphic-properties draw:textarea-horizontal-align="justify" draw:textarea-vertical-align="middle" draw:auto-grow-height="false" fo:min-height="0.893cm" fo:min-width="4.70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4.961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7.37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59cm" svg:height="1.397cm" svg:x="3.032cm" svg:y="2.651cm">
          <text:p text:style-name="P1">JS web interf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93cm" svg:height="1.397cm" svg:x="12.176cm" svg:y="8.62cm">
          <text:p text:style-name="P1">C++ curl Yahoo Finan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382cm" svg:height="1.397cm" svg:x="11.668cm" svg:y="10.906cm">
          <text:p text:style-name="P1">C++ Yahoo Finance clean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113cm" svg:y1="10.779cm" svg:x2="16.113cm" svg:y2="10.017cm">
          <text:p/>
        </draw:line>
        <draw:custom-shape draw:style-name="gr5" draw:text-style-name="P1" draw:layer="layout" svg:width="6.858cm" svg:height="1.143cm" svg:x="12.811cm" svg:y="6.461cm">
          <text:p text:style-name="P1">Update Cron schedul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113cm" svg:y1="7.604cm" svg:x2="16.113cm" svg:y2="8.493cm">
          <text:p/>
        </draw:line>
        <draw:custom-shape draw:style-name="gr6" draw:text-style-name="P1" draw:layer="layout" svg:width="5.207cm" svg:height="1.143cm" svg:x="1.381cm" svg:y="6.334cm">
          <text:p text:style-name="P1">Setting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175cm" svg:y1="6.207cm" svg:x2="5.445cm" svg:y2="4.302cm">
          <text:p/>
        </draw:line>
        <draw:line draw:style-name="gr7" draw:text-style-name="P2" draw:layer="layout" svg:x1="6.842cm" svg:y1="6.842cm" svg:x2="12.557cm" svg:y2="6.842cm">
          <text:p/>
        </draw:line>
        <draw:custom-shape draw:style-name="gr8" draw:text-style-name="P1" draw:layer="layout" svg:width="5.461cm" svg:height="1.016cm" svg:x="1.381cm" svg:y="10.271cm">
          <text:p text:style-name="P1">Strategy settings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3.921cm" svg:y1="7.858cm" svg:x2="3.921cm" svg:y2="10.017cm">
          <text:p/>
        </draw:line>
        <draw:line draw:style-name="gr7" draw:text-style-name="P2" draw:layer="layout" svg:x1="7.096cm" svg:y1="10.144cm" svg:x2="12.43cm" svg:y2="7.35cm">
          <text:p/>
        </draw:line>
        <draw:custom-shape draw:style-name="gr3" draw:text-style-name="P1" draw:layer="layout" svg:width="8.382cm" svg:height="1.397cm" svg:x="4.81cm" svg:y="13.065cm">
          <text:p text:style-name="P1">C++ python api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684cm" svg:y1="7.604cm" svg:x2="8.747cm" svg:y2="12.938cm">
          <text:p/>
        </draw:line>
        <draw:custom-shape draw:style-name="gr9" draw:text-style-name="P1" draw:layer="layout" svg:width="7.874cm" svg:height="1.27cm" svg:x="5.064cm" svg:y="15.986cm">
          <text:p text:style-name="P1">Execute strategies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874cm" svg:y1="14.589cm" svg:x2="8.874cm" svg:y2="15.7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3T20:13:38.852900946</meta:creation-date>
    <dc:date>2017-11-03T20:33:03.269660142</dc:date>
    <meta:editing-duration>PT9M13S</meta:editing-duration>
    <meta:editing-cycles>3</meta:editing-cycles>
    <meta:generator>LibreOffice/5.2.7.2$Linux_X86_64 LibreOffice_project/20m0$Build-2</meta:generator>
    <meta:document-statistic meta:object-count="16"/>
  </office:meta>
</office:document-meta>
</file>